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3.78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7.237cm" presentation:class="title" presentation:user-transformed="true">
          <draw:text-box>
            <text:p><text:span text:style-name="T1">Balsų pasiskirstymo analizė</text:span><text:span text:style-name="T1"><text:line-break/></text:span><text:span text:style-name="T1">2012 Seimo rinkimų pirmas turas</text:span></text:p>
          </draw:text-box>
        </draw:frame>
        <draw:frame presentation:style-name="pr2" draw:text-style-name="P2" draw:layer="layout" svg:width="25.199cm" svg:height="5.12cm" svg:x="1.4cm" svg:y="14.32cm" presentation:class="subtitle" presentation:user-transformed="true">
          <draw:text-box>
            <text:p><text:span text:style-name="T2">Indrė Žliobaitė</text:span></text:p>
            <text:p><text:span text:style-name="T3"><text:a xlink:href="mailto:zliobaite@gmail.com">zliobaite@gmail.com</text:a></text:span></text:p>
            <text:p><text:span text:style-name="T3"/></text:p>
            <text:p><text:span text:style-name="T4">Analizė 2012 10 18</text:span></text:p>
            <text:p><text:span text:style-name="T4">Apipavidalinimas 2014 10 3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Eksperimentas</text:span></text:p>
          </draw:text-box>
        </draw:frame>
        <draw:frame presentation:style-name="pr5" draw:text-style-name="P3" draw:layer="layout" svg:width="25.199cm" svg:height="15.154cm" svg:x="1.4cm" svg:y="4.914cm" presentation:class="outline" presentation:user-transformed="true">
          <draw:text-box>
            <text:list text:style-name="L2">
              <text:list-item>
                <text:p><text:span text:style-name="T5">Eksperimento tikslas – pažiūrėti</text:span></text:p>
                <text:list>
                  <text:list-item>
                    <text:p><text:span text:style-name="T4">Ar duomenyse matosi netipiškai didelis pirmumo balsų kiekis tam tikriems kandidatams tam tikrose apylinkėse</text:span></text:p>
                  </text:list-item>
                  <text:list-item>
                    <text:p><text:span text:style-name="T4">Kurie kandidatai panašūs pagal gautus pirmumo balsus</text:span></text:p>
                  </text:list-item>
                </text:list>
              </text:list-item>
              <text:list-item>
                <text:p><text:span text:style-name="T5">Iš duomenų nepasakysism, </text:span><text:span text:style-name="T6">kodėl</text:span><text:span text:style-name="T5"> kandidatai susiję gaunamais balsais, tik ar susiję</text:span></text:p>
              </text:list-item>
              <text:list-item>
                <text:p><text:span text:style-name="T5">Galimos priežastys</text:span></text:p>
                <text:list>
                  <text:list-item>
                    <text:p><text:span text:style-name="T4">Gali būti, kad kandidatai kartu vykdo rinkiminę kampaniją, daugiau dėmesio skirdami tam tikriems geografiniams regionams, kartu vienose apylinkėse gauna daugiau, kitose mažiau balsų</text:span></text:p>
                  </text:list-item>
                  <text:list-item>
                    <text:p><text:span text:style-name="T4">Jeigu būtų taip, kad susitarus su rinkėjais jiems pateikiami iš anksto užpildyti biulioteniai su nurodytais pirmumo balsais 5 kandidatams, <text:s/>tokie kandidatai taip pat matytųsi duomenyse, kaip susij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Metodai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Kiekvienos partijos gauti pirmumo balsai kiekvienoje apylinkėje normalizuojami, tam, kad eliminuoti apylinkės dydžio įtaką ir partijos populiarumo įtaką, tikslas – žiūrėti tiktai į kandidatų gaunamų balsų pasiskirstymo panašumą.</text:span></text:p>
                <text:list>
                  <text:list-item>
                    <text:p><text:span text:style-name="T7">Kandidato apylinkėje gauti balsai dalinami iš tos partijos toje apylinkėje gautų balsų sumos. Po normalizavimo, kiekvienoje apylinkėje partijos gauti pirmumo balsai susisumuoja į 1.</text:span></text:p>
                  </text:list-item>
                </text:list>
              </text:list-item>
              <text:list-item>
                <text:p><text:span text:style-name="T5">Vizualizavimui naudojamas hierarchiniz klasterizavimas (su complete linkage), ir MDS (Multidimensional Scaling) pirmos dvi komponentės. </text:span></text:p>
                <text:list>
                  <text:list-item>
                    <text:p><text:span text:style-name="T4">Atstumo fukcija :1 minus <text:s/>gautų sąlyginių balsų apylinkėse koreliacija. Koreliacija ne absoliuti,o paliekama su savo ženklu, nes neigiamos nedomi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ezultatai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oliau pateikiami hierarchinio klasterizavimo grafikai ir MDS žemėlapiai</text:span></text:p>
              </text:list-item>
              <text:list-item>
                <text:p><text:span text:style-name="T5">Interpretavimas</text:span></text:p>
                <text:list>
                  <text:list-item>
                    <text:p><text:span text:style-name="T4">Hierarchiniuose grafikuose – kuo labiau panašūs kandidatai, tuo jie bus žemiau sujungti</text:span></text:p>
                  </text:list-item>
                  <text:list-item>
                    <text:p><text:span text:style-name="T4">MDS žemėlapiuose – kuo kandidatai arčiau vienas kito, tuo labiau jie panašūs pagal balsų pasiskirstymą. Jeigu dauguma kandidatų vienoj krūvoj, reiškia – niekas per daug neišsiskiria. Jeigu grupelės kandidatų atsiskyrę kur nors toliau, reiškia jų gaunamų balsų pasiskirstymas labai panašus, ir smarkiai skiriasi nuo visų kitų.</text:span></text:p>
                  </text:list-item>
                </text:list>
              </text:list-item>
              <text:list-item>
                <text:p><text:span text:style-name="T5">Rezultatuose įdomesni atvejai pažymėti geltona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14:18:06</meta:creation-date>
    <meta:editing-duration>PT21H1M10S</meta:editing-duration>
    <meta:editing-cycles>5</meta:editing-cycles>
    <meta:generator>OpenOffice/4.1.0$Unix OpenOffice.org_project/410m18$Build-9764</meta:generator>
    <dc:date>2014-11-02T12:40:11</dc:date>
    <meta:document-statistic meta:object-count="37"/>
  </office:meta>
</office:document-meta>
</file>